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writing-mode="lr-tb"/>
    </style:style>
    <style:style style:name="Table1.A" style:family="table-column">
      <style:table-column-properties style:column-width="3.433cm"/>
    </style:style>
    <style:style style:name="Table1.B"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1.A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style:tab-stops>
          <style:tab-stop style:position="8.5cm" style:type="center"/>
          <style:tab-stop style:position="16.034cm" style:type="right"/>
        </style:tab-stops>
      </style:paragraph-properties>
    </style:style>
    <style:style style:name="P3"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P4"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5" style:family="paragraph" style:parent-style-name="PPIG_20_Affiliation">
      <style:text-properties officeooo:rsid="001b0b8d" officeooo:paragraph-rsid="001b0b8d"/>
    </style:style>
    <style:style style:name="P6" style:family="paragraph" style:parent-style-name="PPIG_20_Affiliation">
      <style:text-properties officeooo:paragraph-rsid="001bb5d5"/>
    </style:style>
    <style:style style:name="P7" style:family="paragraph" style:parent-style-name="PPIG_20_Affiliation">
      <style:text-properties officeooo:rsid="001bb5d5" officeooo:paragraph-rsid="001bb5d5"/>
    </style:style>
    <style:style style:name="P8" style:family="paragraph" style:parent-style-name="PPIG_20_Author">
      <style:text-properties officeooo:rsid="001b0b8d" officeooo:paragraph-rsid="001b0b8d"/>
    </style:style>
    <style:style style:name="P9" style:family="paragraph" style:parent-style-name="PPIG_20_Heading_20_Level_20_1">
      <style:paragraph-properties fo:break-before="page"/>
    </style:style>
    <style:style style:name="P10" style:family="paragraph" style:parent-style-name="PPIG_20_Title" style:master-page-name="Standard">
      <style:paragraph-properties style:page-number="auto"/>
      <style:text-properties officeooo:rsid="001b0b8d" officeooo:paragraph-rsid="001b0b8d"/>
    </style:style>
    <style:style style:name="P11" style:family="paragraph" style:parent-style-name="PPIG_20_Keywords">
      <style:text-properties officeooo:paragraph-rsid="001bb5d5"/>
    </style:style>
    <style:style style:name="P12" style:family="paragraph" style:parent-style-name="PPIG_20_Abstract">
      <style:text-properties officeooo:rsid="001d3a30" officeooo:paragraph-rsid="001d3a30" fo:background-color="#ffff00"/>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2pt" fo:font-style="italic" style:font-size-asian="12pt" style:font-style-asian="italic"/>
    </style:style>
    <style:style style:name="T1" style:family="text">
      <style:text-properties fo:font-size="12pt" fo:font-style="italic" style:font-size-asian="12pt" style:font-style-asian="italic"/>
    </style:style>
    <style:style style:name="T2" style:family="text">
      <style:text-properties fo:language="en" fo:country="GB"/>
    </style:style>
    <style:style style:name="T3" style:family="text">
      <style:text-properties style:font-name-asian="Courier New"/>
    </style:style>
    <style:style style:name="T4" style:family="text">
      <style:text-properties fo:font-size="9pt" style:font-size-asian="9pt"/>
    </style:style>
    <style:style style:name="T5" style:family="text">
      <style:text-properties fo:font-weight="bold" style:font-weight-asian="bold"/>
    </style:style>
    <style:style style:name="T6" style:family="text">
      <style:text-properties officeooo:rsid="001b0b8d"/>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wf segoe-ui normal" fo:font-size="9pt" fo:letter-spacing="normal" fo:font-style="normal" fo:font-weight="normal" fo:background-color="#ffffff" loext:char-shading-value="0" loext:padding="0cm" loext:border="none"/>
    </style:style>
    <style:style style:name="T9" style:family="text">
      <style:text-properties fo:font-variant="normal" fo:text-transform="none" fo:color="#0072c6" style:font-name="wf segoe-ui normal" fo:font-size="9pt" fo:letter-spacing="normal" fo:font-style="normal" fo:font-weight="normal" fo:background-color="#ffffff" loext:char-shading-value="0" loext:padding="0cm" loext:border="none"/>
    </style:style>
    <style:style style:name="T10" style:family="text">
      <style:text-properties officeooo:rsid="001bb5d5"/>
    </style:style>
    <style:style style:name="T11" style:family="text"/>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es Nesting in Smaller Cavities and Swarming More Frequently Aid Persistence Of Bee’s In The Wild When Infected With Varroa Mites?</text:p>
      <text:p text:style-name="P13"/>
      <text:p text:style-name="P13"/>
      <text:section text:style-name="Sect1" text:name="Section1">
        <text:p text:style-name="P8">Jonathan Humphreys</text:p>
        <text:p text:style-name="P14"/>
        <text:p text:style-name="PPIG_20_Affiliation">School of Computing</text:p>
        <text:p text:style-name="PPIG_20_Affiliation">Teesside University</text:p>
        <text:p text:style-name="P7">P4048801@live.tees.ac.uk</text:p>
        <text:p text:style-name="P6"/>
        <text:p text:style-name="P8">Zohra Elkamel</text:p>
        <text:p text:style-name="P14"/>
        <text:p text:style-name="P5">School of Computing</text:p>
        <text:p text:style-name="P5">Teesside University</text:p>
        <text:p text:style-name="P6"><text:span text:style-name="T10">L1463274@live.tees.ac.uk</text:span></text:p>
      </text:section>
      <text:section text:style-name="Sect2" text:name="Section2">
        <text:p text:style-name="P11"/>
        <text:p text:style-name="P11"><text:span text:style-name="T6">VIS3071-N Does Nesting in Smaller Cavities and Swarming More Frequently Aid Persistence Of Bee’s In The Wild When Infected With Varroa Mites? </text:span></text:p>
        <text:p text:style-name="PPIG_20_Heading_20_Level_20_1">Abstract<text:span text:style-name="T8"> </text:span></text:p>
        <text:p text:style-name="P12">Still to write.</text:p>
        <text:p text:style-name="PPIG_20_Heading_20_Level_20_1">1. Word Paragraph Styles</text:p>
        <text:p text:style-name="PPIG_20_Normal">Microsoft Word associates a paragraph “style” with every paragraph in a document. The paragraph style defines the default font, character size, character style, line width and line spacing of the text in the paragraph. Many users of Word change these things manually by using the commands on the Format:Character and Format:Paragraph menus. Please don’t do that with this document!</text:p>
        <text:p text:style-name="PPIG_20_Normal">Instead of changing the paragraph format or the character format, decide what kind of paragraph you are creating, and select the predefined paragraph style from the toolbar, or from the Format:Style menu. In Word 2007, styles should be available in the ‘Quick Styles Gallery’, or they can be located by clicking the ‘Show Styles Window button’. Note that this template is based on the template from the Psychology of Programming Interest Group (PPIG) – see acknowledgements. We have chosen not to change the names of the styles the original template defined so many of the names start "PPIG". <text:s/></text:p>
        <text:p text:style-name="PPIG_20_Normal">The paragraph styles used in this document include: PPIG Normal, PPIG Heading Level 1, PPIG Heading Level 2, PPIG Keywords, PPIG Abstract, PPIG Reference, PPIG Title, PPIG Author, PPIG Affiliation. It should be clear from the names how we intend these to be used. All paragraphs in this template document have been defined as the appropriate style. This paragraph that you are reading, for example, is defined in the style PPIG Normal.</text:p>
        <text:p text:style-name="PPIG_20_Heading_20_Level_20_2">1.1. Style Definition</text:p>
        <text:p text:style-name="PPIG_20_Normal">Most of the paper will use paragraphs in the style PPIG Normal. There are only two levels of heading – PPIG Heading Level 1 and PPIG Heading Level 2. We have provided styles for a few other normal types of text:</text:p>
        <text:list xml:id="list8583336736232553964" text:style-name="WW8Num3">
          <text:list-item>
            <text:p text:style-name="PPIG_20_Bullet">bulleted lists (PPIG Bullet) look just like this;</text:p>
          </text:list-item>
          <text:list-item>
            <text:p text:style-name="PPIG_20_Bullet">numbered lists (PPIG Numbered) look as expected. See below;</text:p>
          </text:list-item>
          <text:list-item>
            <text:p text:style-name="PPIG_20_Bullet">indent paragraphs (PPIG Indent) are indented (use them for definitions etc).</text:p>
          </text:list-item>
        </text:list>
        <text:p text:style-name="PPIG_20_Normal">Numbered lists are as follows:</text:p>
        <text:list xml:id="list2083221673047642123" text:style-name="WW8Num2">
          <text:list-item>
            <text:p text:style-name="PPIG_20_Numbered">one;</text:p>
          </text:list-item>
          <text:list-item>
            <text:p text:style-name="PPIG_20_Numbered">two;</text:p>
          </text:list-item>
          <text:list-item>
            <text:p text:style-name="PPIG_20_Numbered">three.</text:p>
          </text:list-item>
        </text:list>
        <text:p text:style-name="PPIG_20_Normal">Authors should be listed in separate columns which can be setup using the ‘columns icon’ (under Page Layout in Word 2007).</text:p>
        <text:p text:style-name="PPIG_20_Heading_20_Level_20_2"><text:soft-page-break/>1.2. References</text:p>
        <text:p text:style-name="PPIG_20_Normal">The references section at the end of this template shows the style that should be used for references (PPIG Reference). The references themselves should follow the format of the APA (American Psychological Association) style guide.</text:p>
        <text:p text:style-name="PPIG_20_Normal">Citations should be in APA format: according to Blackwell (1999) the year should be in parentheses after mention of the author’s name. In cases where the author’s name is not in the sentence, the citation gives name and year in parentheses (Blackwell 1999).</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style-name="Table1.1">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style-name="Table1.1">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style-name="Table1.1">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text:span text:style-name="T2">left </text:span>margin. Use the PPIG Code style to achieve this. You may colour code text but this is not required.<text:line-break/></text:p>
        <text:p text:style-name="PPIG_20_Code">defun p-mean( a, b) -&gt; res;</text:p>
        <text:p text:style-name="PPIG_20_Code"><text:span text:style-name="T3"><text:s text:c="4"/></text:span>apply( *, a, b ) -&gt; c;</text:p>
        <text:p text:style-name="PPIG_20_Code"><text:span text:style-name="T3"><text:s text:c="4"/></text:span>c / length(a) -&gt; res;</text:p>
        <text:p text:style-name="PPIG_20_Code">enddef</text:p>
        <text:p text:style-name="PPIG_20_Normal"/>
        <text:p text:style-name="PPIG_20_Heading_20_Level_20_2">1.5. Appendices</text:p>
        <text:p text:style-name="PPIG_20_Normal">These should be used for program code listings and for supplementary documents, etc. Appendices should have a number and a title and be provided after the main document (as an example see Appendix 1, Additional Paper Guidelines).</text:p>
        <text:p text:style-name="PPIG_20_Normal"/>
        <text:p text:style-name="PPIG_20_Heading_20_Level_20_1">2. Things Not To Do</text:p>
        <text:p text:style-name="PPIG_20_Normal">Please do not use the built-in heading levels of Word (Heading 1, Heading 2), or the built-in Normal style, even though these appear on your menu. Most importantly – please do not change the Page Setup, the Margins, or anything else in this document that might result in your paper not conforming to the page boundaries set in this template.</text:p>
        <text:p text:style-name="PPIG_20_Heading_20_Level_20_1">3. Submission Procedure</text:p>
        <text:p text:style-name="PPIG_20_Heading_20_Level_20_2">3.1. Keywords</text:p>
        <text:p text:style-name="PPIG_20_Normal">Do not use keywords for your assessment papers. Please put the paper title and code number in the keyword section.</text:p>
        <text:p text:style-name="PPIG_20_Heading_20_Level_20_2"><text:soft-page-break/>3.2. Saving the file</text:p>
        <text:p text:style-name="PPIG_20_Normal">Once you have edited this template file to create your paper, please save the document as Word 97-2003 format.</text:p>
        <text:p text:style-name="PPIG_20_Heading_20_Level_20_2">3.3. Submission</text:p>
        <text:p text:style-name="PPIG_20_Normal">When your paper is complete you will need to generate a pdf file (you need to hand in both the word file and the pdf).</text:p>
        <text:p text:style-name="PPIG_20_Heading_20_Level_20_2">3.4. Other Formats</text:p>
        <text:p text:style-name="PPIG_20_Normal">If you are using Latex or an open source word processor please use the styles described here to format your paper correctly.</text:p>
        <text:p text:style-name="PPIG_20_Heading_20_Level_20_1">4. Acknowledgements</text:p>
        <text:p text:style-name="PPIG_20_Normal">This template is heavily based on the PPIG template specified by Alan Blackwell. Many thanks to Alan for allowing us to use and modify this. Thanks also to Eleonora Bilotta, Thomas Green and Paola Kathuria for their help in defining and testing the original template. </text:p>
        <text:p text:style-name="PPIG_20_Heading_20_Level_20_1">5. References</text:p>
        <text:p text:style-name="PPIG_20_Reference">Blackwell, A.F. (1999) How to format PPIG submissions. <text:s/>International Journal of PPIG Administrivia, 1(1), 1-3.</text:p>
        <text:p text:style-name="PPIG_20_Normal"/>
        <text:p text:style-name="P9">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PPIG_20_Author" style:display-name="PPIG Author" style:family="paragraph" style:parent-style-name="Standard">
      <style:paragraph-properties fo:text-align="center" style:justify-single-word="false"/>
      <style:text-properties fo:font-size="11pt" style:font-size-asian="11pt"/>
    </style:style>
    <style:style style:name="PPIG_20_Affiliation" style:display-name="PPIG Affiliation" style:family="paragraph" style:parent-style-name="Standard">
      <style:paragraph-properties fo:text-align="center" style:justify-single-word="false"/>
      <style:text-properties fo:font-size="11pt" fo:font-style="italic" style:font-size-asian="11pt" style:font-style-asian="italic"/>
    </style:style>
    <style:style style:name="PPIG_20_Heading_20_Level_20_1" style:display-name="PPIG Heading Level 1" style:family="paragraph" style:parent-style-name="Standard" style:next-style-name="PPIG_20_Normal">
      <style:paragraph-properties fo:margin-top="0.635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sto" style:family="paragraph" style:parent-style-name="Standard">
      <style:paragraph-properties fo:margin-left="0cm" fo:margin-right="0cm" fo:line-height="0.353cm" fo:text-align="justify" style:justify-single-word="false" fo:text-indent="0.501cm" style:auto-text-indent="false"/>
    </style:style>
    <style:style style:name="PPIG_20_Reference" style:display-name="PPIG Reference" style:family="paragraph" style:parent-style-name="Standard">
      <style:paragraph-properties fo:margin-left="0.635cm" fo:margin-right="0cm" fo:margin-top="0.212cm" fo:margin-bottom="0cm" loext:contextual-spacing="false" fo:text-indent="-0.635cm" style:auto-text-indent="false"/>
      <style:text-properties fo:font-size="11pt" style:font-size-asian="11pt"/>
    </style:style>
    <style:style style:name="PPIG_20_Title" style:display-name="PPIG Title" style:family="paragraph" style:parent-style-name="Standard">
      <style:paragraph-properties fo:line-height="0.564cm" fo:text-align="center" style:justify-single-word="false"/>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style>
    <style:style style:name="PPIG_20_Keywords" style:display-name="PPIG Keywords" style:family="paragraph" style:parent-style-name="Standard"/>
    <style:style style:name="PPIG_20_Normal" style:display-name="PPIG Normal" style:family="paragraph" style:parent-style-name="Standard">
      <style:paragraph-properties fo:margin-top="0.212cm" fo:margin-bottom="0cm" loext:contextual-spacing="false"/>
      <style:text-properties fo:font-size="11pt" fo:language="none" fo:country="none" style:font-size-asian="11pt"/>
    </style:style>
    <style:style style:name="PPIG_20_Heading_20_Level_20_2" style:display-name="PPIG Heading Level 2" style:family="paragraph" style:parent-style-name="PPIG_20_Normal" style:next-style-name="PPIG_20_Normal">
      <style:paragraph-properties fo:margin-top="0.423cm" fo:margin-bottom="0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PPIG_20_Abstract" style:display-name="PPIG Abstract" style:family="paragraph" style:parent-style-name="PPIG_20_Normal"/>
    <style:style style:name="PPIG_20_Bullet" style:display-name="PPIG Bullet" style:family="paragraph" style:parent-style-name="PPIG_20_Normal" style:list-style-name="WW8Num3">
      <style:paragraph-properties fo:margin-left="1.501cm" fo:margin-right="0cm" fo:text-indent="-0.751cm" style:auto-text-indent="false">
        <style:tab-stops>
          <style:tab-stop style:position="0.751cm"/>
          <style:tab-stop style:position="1.501cm"/>
        </style:tab-stops>
      </style:paragraph-properties>
    </style:style>
    <style:style style:name="PPIG_20_Table_20_Entry" style:display-name="PPIG Table Entry" style:family="paragraph" style:parent-style-name="Standard">
      <style:paragraph-properties fo:margin-top="0.035cm" fo:margin-bottom="0.035cm" loext:contextual-spacing="false" fo:text-align="center" style:justify-single-word="false"/>
      <style:text-properties fo:font-size="11pt" style:font-size-asian="11pt"/>
    </style:style>
    <style:style style:name="PPIG_20_Caption" style:display-name="PPIG Caption" style:family="paragraph" style:parent-style-name="PPIG_20_Normal">
      <style:paragraph-properties fo:margin-top="0.212cm" fo:margin-bottom="0.212cm" loext:contextual-spacing="false" fo:text-align="center" style:justify-single-word="false"/>
      <style:text-properties fo:font-style="italic" style:font-style-asian="italic"/>
    </style:style>
    <style:style style:name="PPIG_20_Numbered" style:display-name="PPIG Numbered" style:family="paragraph" style:parent-style-name="PPIG_20_Bullet" style:list-style-name="WW8Num2">
      <style:paragraph-properties fo:margin-left="1.501cm" fo:margin-right="0cm" fo:text-indent="-0.751cm" style:auto-text-indent="false">
        <style:tab-stops>
          <style:tab-stop style:position="0.751cm"/>
          <style:tab-stop style:position="1.501cm"/>
        </style:tab-stops>
      </style:paragraph-properties>
    </style:style>
    <style:style style:name="PPIG_20_Indent" style:display-name="PPIG Indent" style:family="paragraph" style:parent-style-name="PPIG_20_Bullet" style:list-style-name="WW8StyleNum">
      <style:paragraph-properties fo:margin-left="1.111cm" fo:margin-right="0cm" fo:text-indent="0cm" style:auto-text-indent="false">
        <style:tab-stops>
          <style:tab-stop style:position="0.751cm"/>
          <style:tab-stop style:position="1.501cm"/>
        </style:tab-stops>
      </style:paragraph-properties>
    </style:style>
    <style:style style:name="PPIG_20_Code" style:display-name="PPIG Code" style:family="paragraph" style:parent-style-name="PPIG_20_Normal">
      <style:paragraph-properties fo:margin-left="0.751cm" fo:margin-right="0cm" fo:margin-top="0cm" fo:margin-bottom="0cm" loext:contextual-spacing="false" fo:text-indent="0cm" style:auto-text-indent="false" fo:padding-left="0.141cm" fo:padding-right="0cm" fo:padding-top="0cm" fo:padding-bottom="0cm" fo:border-left="0.51pt solid #000000" fo:border-right="none" fo:border-top="none" fo:border-bottom="none"/>
      <style:text-properties style:font-name="Courier New" fo:font-family="'Courier New'" style:font-family-generic="modern" fo:font-size="10pt"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MP3"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P4" style:family="paragraph" style:parent-style-name="Footer">
      <style:paragraph-properties>
        <style:tab-stops>
          <style:tab-stop style:position="8.5cm" style:type="center"/>
          <style:tab-stop style:position="16.034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1.52cm" fo:margin-bottom="1.52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2cm" fo:margin-bottom="0.921cm" style:dynamic-spacing="true"/>
      </style:header-style>
      <style:footer-style>
        <style:header-footer-properties fo:min-height="1.02cm" fo:margin-top="0.921cm" style:dynamic-spacing="true"/>
      </style:footer-style>
    </style:page-layout>
  </office:automatic-styles>
  <office:master-styles>
    <style:master-page style:name="Standard" style:page-layout-name="Mpm1">
      <style:header>
        <text:p text:style-name="MP1"><text:span text:style-name="MT1"><text:tab/><text:tab/></text:span><text:span text:style-name="Page_20_Number"><text:page-number text:select-page="current">4</text:page-number></text:span></text:p>
      </style:header>
      <style:header-first>
        <text:p text:style-name="MP2"><text:tab/><text:tab/></text:p>
      </style:header-first>
      <style:footer>
        <text:p text:style-name="MP3">AI Systems, Teesside University<text:tab/><text:tab/><text:tab/>www.agent-domain.org</text:p>
      </style:footer>
      <style:footer-first>
        <text:p text:style-name="MP4">AI Systems, Teesside University<text:tab/><text:tab/>www.ppig.org</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PIG Submission Template 2008</dc:title>
    <meta:keyword>PPIG; Template</meta:keyword>
    <meta:initial-creator>s</meta:initial-creator>
    <meta:creation-date>2014-01-24T18:05:00</meta:creation-date>
    <dc:date>2016-10-28T17:29:23.207862465</dc:date>
    <meta:print-date>2014-09-23T11:55:00</meta:print-date>
    <meta:editing-cycles>10</meta:editing-cycles>
    <meta:editing-duration>PT1H26M31S</meta:editing-duration>
    <meta:generator>LibreOffice/5.2.2.2$Linux_X86_64 LibreOffice_project/20m0$Build-2</meta:generator>
    <meta:document-statistic meta:table-count="1" meta:image-count="0" meta:object-count="0" meta:page-count="4" meta:paragraph-count="67" meta:word-count="952" meta:character-count="5691" meta:non-whitespace-character-count="4782"/>
  </office:meta>
</office:document-meta>
</file>